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12.19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mployee Pay Band Code</text:p>
          </table:table-cell>
          <table:table-cell office:value-type="string" table:style-name="ce2">
            <text:p>Employee Pay Band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Pay Band 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Pay Band I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Pay Band II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Pay Band I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Pay Band -1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Others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21:21Z</meta:creation-date>
    <dc:date>2020-04-29T12:13:16Z</dc:date>
    <meta:user-defined meta:name="WorkbookGuid">627be290-f42d-4821-b8d4-3cade9f793c3</meta:user-defined>
    <meta:user-defined meta:name="ConnectionInfosStorage">WorkbookXmlParts</meta:user-defined>
  </office:meta>
</office:document-meta>
</file>